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B700000071E6A4831387C6A5D3.png" manifest:media-type="image/png"/>
  <manifest:file-entry manifest:full-path="Pictures/10000000000002F20000007F241F027BA4879740.gif" manifest:media-type="image/gi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Taula1" style:family="table">
      <style:table-properties style:width="16.951cm" fo:margin-left="0.032cm" fo:margin-right="0.018cm" table:align="margins" style:writing-mode="lr-tb"/>
    </style:style>
    <style:style style:name="Taula1.A" style:family="table-column">
      <style:table-column-properties style:column-width="16.951cm" style:rel-column-width="65535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ula1.2" style:family="table-row">
      <style:table-row-properties style:min-row-height="0.639cm" fo:keep-together="auto"/>
    </style:style>
    <style:style style:name="Taula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Footnote">
      <style:paragraph-properties fo:padding="0cm" fo:border="none" style:snap-to-layout-grid="false"/>
      <style:text-properties officeooo:paragraph-rsid="002e1fcc"/>
    </style:style>
    <style:style style:name="P2" style:family="paragraph" style:parent-style-name="Footnote">
      <style:paragraph-properties fo:padding="0cm" fo:border="none"/>
      <style:text-properties fo:font-size="8pt" officeooo:paragraph-rsid="002e1fcc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fo:font-size="8pt" officeooo:paragraph-rsid="002e1fcc" style:font-size-asian="8pt" style:font-size-complex="8pt"/>
    </style:style>
    <style:style style:name="P4" style:family="paragraph" style:parent-style-name="Footnote">
      <style:paragraph-properties fo:text-align="end" style:justify-single-word="false" fo:padding="0cm" fo:border="none" style:snap-to-layout-grid="false"/>
      <style:text-properties officeooo:paragraph-rsid="002e1fcc"/>
    </style:style>
    <style:style style:name="P5" style:family="paragraph" style:parent-style-name="Standard">
      <style:paragraph-properties fo:text-align="end" style:justify-single-word="false"/>
      <style:text-properties officeooo:paragraph-rsid="002e1fcc"/>
    </style:style>
    <style:style style:name="P6" style:family="paragraph" style:parent-style-name="Standard">
      <style:text-properties officeooo:paragraph-rsid="002e1fcc"/>
    </style:style>
    <style:style style:name="P7" style:family="paragraph" style:parent-style-name="Standard">
      <style:paragraph-properties fo:text-align="justify" style:justify-single-word="false" style:snap-to-layout-grid="false"/>
      <style:text-properties officeooo:paragraph-rsid="002c3669"/>
    </style:style>
    <style:style style:name="P8" style:family="paragraph" style:parent-style-name="Text_20_body">
      <style:paragraph-properties fo:text-align="justify" style:justify-single-word="false"/>
      <style:text-properties officeooo:paragraph-rsid="004cd80f"/>
    </style:style>
    <style:style style:name="P9" style:family="paragraph" style:parent-style-name="Standard">
      <style:text-properties officeooo:paragraph-rsid="002c3669"/>
    </style:style>
    <style:style style:name="P10" style:family="paragraph" style:parent-style-name="Standard">
      <style:paragraph-properties fo:text-align="justify" style:justify-single-word="false"/>
      <style:text-properties style:font-name="Arial1" style:text-underline-style="none" fo:font-weight="normal" officeooo:rsid="005e2b10" officeooo:paragraph-rsid="00603a9c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1" style:text-underline-style="none" fo:font-weight="normal" officeooo:rsid="0065519e" officeooo:paragraph-rsid="0067e0d6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style:font-name="Arial1" style:text-underline-style="none" fo:font-weight="normal" officeooo:rsid="0057caf1" officeooo:paragraph-rsid="0057caf1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style:font-name="Arial1" style:text-underline-style="none" fo:font-weight="normal" officeooo:rsid="00598ef0" officeooo:paragraph-rsid="00598ef0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font-name="Arial1" style:text-underline-style="none" fo:font-weight="normal" officeooo:rsid="005ac058" officeooo:paragraph-rsid="005ac058" style:font-weight-asian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Arial1" style:text-underline-style="none" fo:font-weight="normal" officeooo:rsid="005c91d2" officeooo:paragraph-rsid="0063f94b" style:font-weight-asian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font-name="Arial1" style:text-underline-style="none" fo:font-weight="normal" officeooo:rsid="00718ca0" officeooo:paragraph-rsid="00718ca0" style:font-weight-asian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font-name="Arial1" style:text-underline-style="none" fo:font-weight="normal" officeooo:rsid="005c91d2" officeooo:paragraph-rsid="0063f94b" fo:background-color="transparent" style:font-weight-asian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font-name="Arial1" style:text-underline-style="none" fo:font-weight="normal" officeooo:rsid="00718ca0" officeooo:paragraph-rsid="00718ca0" fo:background-color="transparent" style:font-weight-asian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Arial1" style:text-underline-style="none" fo:font-weight="bold" officeooo:rsid="003a6a48" officeooo:paragraph-rsid="00598ef0" style:font-weight-asian="bold" style:font-weight-complex="bold"/>
    </style:style>
    <style:style style:name="P20" style:family="paragraph" style:parent-style-name="Text_20_body">
      <style:paragraph-properties fo:text-align="justify" style:justify-single-word="false"/>
      <style:text-properties style:font-name="Arial1" style:text-underline-style="none" fo:font-weight="bold" officeooo:rsid="003a6a48" officeooo:paragraph-rsid="005ac058" style:font-weight-asian="bold" style:font-weight-complex="bold"/>
    </style:style>
    <style:style style:name="P21" style:family="paragraph" style:parent-style-name="Text_20_body">
      <style:paragraph-properties fo:text-align="justify" style:justify-single-word="false" fo:break-before="page"/>
      <style:text-properties style:font-name="Arial1" style:text-underline-style="none" fo:font-weight="bold" officeooo:rsid="003a6a48" officeooo:paragraph-rsid="005ac058" style:font-weight-asian="bold" style:font-weight-complex="bold"/>
    </style:style>
    <style:style style:name="P22" style:family="paragraph" style:parent-style-name="Text_20_body">
      <style:paragraph-properties fo:text-align="justify" style:justify-single-word="false"/>
      <style:text-properties style:font-name="Arial1" style:text-underline-style="none" fo:font-weight="bold" officeooo:rsid="003a6a48" officeooo:paragraph-rsid="0067e0d6" style:font-weight-asian="bold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font-name="Arial1" style:text-underline-style="none" fo:font-weight="bold" officeooo:rsid="003a6a48" officeooo:paragraph-rsid="00718ca0" style:font-weight-asian="bold" style:font-weight-complex="bold"/>
    </style:style>
    <style:style style:name="P24" style:family="paragraph" style:parent-style-name="Text_20_body">
      <style:paragraph-properties fo:text-align="justify" style:justify-single-word="false"/>
      <style:text-properties style:font-name="Arial1" fo:font-size="15pt" style:text-underline-style="none" fo:font-weight="bold" officeooo:rsid="0057caf1" officeooo:paragraph-rsid="005ac058" style:font-size-asian="15pt" style:font-weight-asian="bold" style:font-size-complex="15pt" style:font-weight-complex="bold"/>
    </style:style>
    <style:style style:name="P25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style:text-underline-style="none" fo:font-weight="bold" officeooo:rsid="007339c4" officeooo:paragraph-rsid="002c3669" style:font-size-asian="10pt" style:font-weight-asian="bold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Arial1" style:text-underline-style="none" fo:font-weight="normal" officeooo:rsid="0065519e" officeooo:paragraph-rsid="0067e0d6" style:font-weight-asian="normal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style:font-name="Arial1" style:text-underline-style="none" fo:font-weight="normal" officeooo:rsid="005c91d2" officeooo:paragraph-rsid="0063f94b" style:font-weight-asian="normal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69d151"/>
    </style:style>
    <style:style style:name="T3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4" style:family="text">
      <style:text-properties style:font-name="Arial" fo:font-size="10pt" fo:font-weight="bold" officeooo:rsid="00100393" style:font-size-asian="10pt" style:font-weight-asian="bold" style:font-name-complex="Arial1" style:font-size-complex="10pt" style:font-weight-complex="bold"/>
    </style:style>
    <style:style style:name="T5" style:family="text">
      <style:text-properties fo:color="#000000" loext:opacity="100%" style:font-name="Arial1" fo:font-size="10pt" style:text-underline-style="none" fo:font-weight="bold" officeooo:rsid="00100393" style:font-size-asian="10pt" style:font-weight-asian="bold" style:font-name-complex="Arial1" style:font-size-complex="10pt" style:font-weight-complex="bold"/>
    </style:style>
    <style:style style:name="T6" style:family="text">
      <style:text-properties style:text-position="super 58%" style:font-name="Arial" fo:font-size="10pt" fo:font-weight="bold" officeooo:rsid="00100393" style:font-size-asian="10pt" style:font-weight-asian="bold" style:font-name-complex="Arial1" style:font-size-complex="10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5b0770" style:font-style-asian="italic" style:font-style-complex="italic"/>
    </style:style>
    <style:style style:name="T11" style:family="text">
      <style:text-properties fo:font-style="italic" officeooo:rsid="0066f7c0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use-window-font-color="true" loext:opacity="0%" style:font-name="Arial1" fo:font-size="14pt" fo:font-style="normal" style:text-underline-style="none" fo:font-weight="bold" officeooo:rsid="004cd80f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style:use-window-font-color="true" loext:opacity="0%" fo:font-size="14pt" fo:font-style="normal" officeooo:rsid="004cd80f" style:font-size-asian="14pt" style:font-style-asian="normal" style:font-size-complex="14pt" style:font-style-complex="normal"/>
    </style:style>
    <style:style style:name="T16" style:family="text">
      <style:text-properties fo:font-size="14pt" officeooo:rsid="0046d4b8" style:font-size-asian="14pt" style:font-size-complex="14pt"/>
    </style:style>
    <style:style style:name="T17" style:family="text">
      <style:text-properties fo:font-size="14pt" officeooo:rsid="00598ef0" style:font-size-asian="14pt" style:font-size-complex="14pt"/>
    </style:style>
    <style:style style:name="T18" style:family="text">
      <style:text-properties fo:font-size="14pt" officeooo:rsid="005ac058" style:font-size-asian="14pt" style:font-size-complex="14pt"/>
    </style:style>
    <style:style style:name="T19" style:family="text">
      <style:text-properties fo:font-size="14pt" officeooo:rsid="0065519e" style:font-size-asian="14pt" style:font-size-complex="14pt"/>
    </style:style>
    <style:style style:name="T20" style:family="text">
      <style:text-properties fo:font-size="14pt" officeooo:rsid="0067e0d6" style:font-size-asian="14pt" style:font-size-complex="14pt"/>
    </style:style>
    <style:style style:name="T21" style:family="text">
      <style:text-properties fo:font-size="14pt" officeooo:rsid="00718ca0" style:font-size-asian="14pt" style:font-size-complex="14pt"/>
    </style:style>
    <style:style style:name="T22" style:family="text">
      <style:text-properties officeooo:rsid="00598ef0"/>
    </style:style>
    <style:style style:name="T23" style:family="text">
      <style:text-properties style:font-name="Arial1" fo:font-size="14pt" style:text-underline-style="none" fo:font-weight="bold" officeooo:rsid="0046d4b8" style:font-size-asian="14pt" style:font-weight-asian="bold" style:font-size-complex="14pt" style:font-weight-complex="bold"/>
    </style:style>
    <style:style style:name="T24" style:family="text">
      <style:text-properties style:font-name="Arial1" fo:font-size="14pt" style:text-underline-style="none" fo:font-weight="bold" officeooo:rsid="0057caf1" style:font-size-asian="14pt" style:font-weight-asian="bold" style:font-size-complex="14pt" style:font-weight-complex="bold"/>
    </style:style>
    <style:style style:name="T25" style:family="text">
      <style:text-properties officeooo:rsid="005ac058"/>
    </style:style>
    <style:style style:name="T26" style:family="text">
      <style:text-properties officeooo:rsid="005b0770"/>
    </style:style>
    <style:style style:name="T27" style:family="text">
      <style:text-properties officeooo:rsid="00603a9c"/>
    </style:style>
    <style:style style:name="T28" style:family="text">
      <style:text-properties officeooo:rsid="0066f7c0"/>
    </style:style>
    <style:style style:name="T29" style:family="text">
      <style:text-properties fo:background-color="transparent" loext:char-shading-value="0"/>
    </style:style>
    <style:style style:name="T30" style:family="text">
      <style:text-properties officeooo:rsid="0076ec37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7"><text:span text:style-name="T3">Mòdul </text:span><text:span text:style-name="T5">6 – Accés a dades</text:span></text:p>
          </table:table-cell>
        </table:table-row>
        <table:table-row table:style-name="Taula1.2">
          <table:table-cell table:style-name="Taula1.A2" office:value-type="string">
            <text:p text:style-name="P7"><text:span text:style-name="T4">2</text:span><text:span text:style-name="T6">n <text:s text:c="2"/></text:span><text:span text:style-name="T3">CFGS Desenvolupament d'Aplicacions Multiplataforma</text:span></text:p>
          </table:table-cell>
        </table:table-row>
      </table:table>
      <text:p text:style-name="P9"/>
      <text:p text:style-name="P24">MongoDB</text:p>
      <text:p text:style-name="P8"><text:span text:style-name="T23">1 </text:span><text:span text:style-name="T14">– </text:span><text:span text:style-name="T24">Introducció</text:span></text:p>
      <text:p text:style-name="P12">MongoDB (de <text:span text:style-name="T9">hu</text:span><text:span text:style-name="T12">mongo</text:span><text:span text:style-name="T9">us:</text:span> enorme, gegantí) és un <text:span text:style-name="T22">DBMS (</text:span>sistema gestor de bases de dades<text:span text:style-name="T22">)</text:span> <text:s/>NoSQL (o Post-SQL), de codi obert i multi plataforma (open source, cross platform) orientat a documents. </text:p>
      <text:p text:style-name="P12">Aquests documents són en format JSON. Internament <text:span text:style-name="T30">es poden </text:span>emmagatzem<text:span text:style-name="T30">ar</text:span> les dades en format <text:span text:style-name="T7">BSON</text:span> (JSON en format binari) per tal de millorar el rendiment.</text:p>
      <text:p text:style-name="P12">Com el seu nom indica, està pensat per a treballar amb una molt gran quantitat de dades i per això té utilitats per a distribuir-les en <text:span text:style-name="T25">múltiples</text:span> nodes físics (<text:span text:style-name="T12">sharding</text:span>, fragmentació)</text:p>
      <text:p text:style-name="P13">Actualment està dins dels 5 DBMS més usats (<text:a xlink:type="simple" xlink:href="http://db-engines.com/en/ranking" text:style-name="Internet_20_link" text:visited-style-name="Visited_20_Internet_20_Link">http://db-engines.com/en/ranking</text:a>). Darrera i a molta distància dels grans DBMS relacionals: Oracle, MySQL i SQL Server; però frec a frec amb PostgreSQL.</text:p>
      <text:p text:style-name="P19"/>
      <text:p text:style-name="P19"><text:span text:style-name="T17">2</text:span><text:span text:style-name="T16"> </text:span><text:span text:style-name="T15">–</text:span><text:span text:style-name="T16"> </text:span><text:span text:style-name="T18">Estructuració</text:span></text:p>
      <text:p text:style-name="P14">Igual que en el cas dels DBMS relacionals, a MongoDB podem crear bases de dades<text:span text:style-name="T9">.</text:span><text:span text:style-name="T13"> Dins de cada </text:span><text:span text:style-name="T9">database</text:span><text:span text:style-name="T13"> es poden definir </text:span><text:span text:style-name="T9">collections</text:span><text:span text:style-name="T13">, </text:span><text:span text:style-name="T9">functions</text:span><text:span text:style-name="T13"> i </text:span><text:span text:style-name="T9">users. </text:span><text:span text:style-name="T13">Les </text:span><text:span text:style-name="T9">collections</text:span><text:span text:style-name="T13"> són l'equivalent a les </text:span><text:span text:style-name="T9">taules</text:span><text:span text:style-name="T13"> relacionals. Les </text:span><text:span text:style-name="T9">functions</text:span><text:span text:style-name="T13"> que definim a nivell </text:span><text:span text:style-name="T9">database</text:span><text:span text:style-name="T13"> seran privades d'aquesta database (en podem definir de generals per a tot el DBMS). I dins </text:span><text:span text:style-name="T9">users </text:span><text:span text:style-name="T13">podem definir l'accés d'usuaris no privilegiats a la pròpia </text:span><text:span text:style-name="T9">database</text:span><text:span text:style-name="T13">.</text:span></text:p>
      <text:p text:style-name="P14">Una <text:span text:style-name="T9">collection</text:span> <text:span text:style-name="T26">es compon de 0 o més </text:span><text:span text:style-name="T10">documents</text:span><text:span text:style-name="T26"> que són nodes en format JSON.</text:span></text:p>
      <text:p text:style-name="P14"/>
      <text:p text:style-name="P22"><text:span text:style-name="T20">3</text:span><text:span text:style-name="T16"> </text:span><text:span text:style-name="T15">–</text:span><text:span text:style-name="T16"> </text:span><text:span text:style-name="T19">Operacions</text:span></text:p>
      <text:p text:style-name="P11">Hi ha bàsicament 4 grans tipus d'operacions que es poden fer en mongoDB:</text:p>
      <text:p text:style-name="P11"/>
      <text:list xml:id="list1446122775" text:style-name="L1">
        <text:list-item>
          <text:p text:style-name="P26">Consultes simples</text:p>
        </text:list-item>
        <text:list-item>
          <text:p text:style-name="P26">Consultes d'agrupació</text:p>
        </text:list-item>
        <text:list-item>
          <text:p text:style-name="P26">Canvi de documents (inserció, modificació, esborrat)</text:p>
        </text:list-item>
        <text:list-item>
          <text:p text:style-name="P26">Distribució de dades (fragmentació i replicació)</text:p>
        </text:list-item>
      </text:list>
      <text:p text:style-name="P21"/>
      <text:p text:style-name="P20"><text:span text:style-name="T20">4</text:span><text:span text:style-name="T16"> </text:span><text:span text:style-name="T15">–</text:span><text:span text:style-name="T16"> </text:span><text:span text:style-name="T18">Clients</text:span></text:p>
      <text:p text:style-name="P10">A més del client de text que incorpora el DBMS <text:span text:style-name="T28">(des del shell executar </text:span><text:span text:style-name="T11">mongo</text:span><text:span text:style-name="T28">)</text:span>, hi ha diversos clients GUI <text:span text:style-name="T27">(tots cross-platform) </text:span>entre els que destaquen: </text:p>
      <text:p text:style-name="P15"/>
      <text:p text:style-name="P15"><text:tab/><text:a xlink:type="simple" xlink:href="https://www.softwaretestinghelp.com/best-mongodb-gui-client/" text:style-name="Internet_20_link" text:visited-style-name="Visited_20_Internet_20_Link">https://www.softwaretestinghelp.com/best-mongodb-gui-client/</text:a></text:p>
      <text:p text:style-name="P15"/>
      <text:p text:style-name="P15"/>
      <text:p text:style-name="P23"><text:span text:style-name="T21">5</text:span><text:span text:style-name="T16"> </text:span><text:span text:style-name="T15">–</text:span><text:span text:style-name="T16"> </text:span><text:span text:style-name="T21">Accés remot al servidor</text:span></text:p>
      <text:p text:style-name="P16">Per permetre accés remot a un servidor mongo:</text:p>
      <text:p text:style-name="P15"><text:span text:style-name="T29"><text:tab/></text:span><text:a xlink:type="simple" xlink:href="https://www.shellhacks.com/mongodb-allow-remote-access/" text:style-name="Internet_20_link" text:visited-style-name="Visited_20_Internet_20_Link"><text:span text:style-name="T29">https://www.shellhacks.com/mongodb-allow-remote-access/</text:span></text:a></text:p>
      <text:p text:style-name="P17"/>
      <text:p text:style-name="P16"><text:span text:style-name="T29">A la màquina virtual que us he passat hi ha posat </text:span><text:span text:style-name="T8">bindIp: 0.0.0.0 </text:span><text:span text:style-name="T29">i un firewall que filtra les IPs admeses al port default de mongodb.</text:span>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21">
      <number:year number:style="long"/>
    </number:date-style>
    <number:date-style style:name="N10104" number:language="ca" number:country="E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ula15" style:family="table">
      <style:table-properties style:width="17.002cm" fo:margin-left="0cm" table:align="left" style:writing-mode="lr-tb"/>
    </style:style>
    <style:style style:name="Taula15.A" style:family="table-column">
      <style:table-column-properties style:column-width="8.996cm"/>
    </style:style>
    <style:style style:name="Taula15.B" style:family="table-column">
      <style:table-column-properties style:column-width="8.006cm"/>
    </style:style>
    <style:style style:name="Taula15.1" style:family="table-row">
      <style:table-row-properties style:min-row-height="1.39cm" fo:keep-together="auto"/>
    </style:style>
    <style:style style:name="Taula15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Footnote">
      <style:paragraph-properties fo:padding="0cm" fo:border="none" style:snap-to-layout-grid="false"/>
      <style:text-properties officeooo:paragraph-rsid="002e1fcc"/>
    </style:style>
    <style:style style:name="MP2" style:family="paragraph" style:parent-style-name="Footnote">
      <style:paragraph-properties fo:padding="0cm" fo:border="none"/>
      <style:text-properties fo:font-size="8pt" officeooo:paragraph-rsid="002e1fcc" style:font-size-asian="8pt" style:font-size-complex="8pt"/>
    </style:style>
    <style:style style:name="MP3" style:family="paragraph" style:parent-style-name="Footnote">
      <style:paragraph-properties fo:text-align="end" style:justify-single-word="false" fo:padding="0cm" fo:border="none" style:snap-to-layout-grid="false"/>
      <style:text-properties officeooo:paragraph-rsid="002e1fcc"/>
    </style:style>
    <style:style style:name="MP4" style:family="paragraph" style:parent-style-name="Standard">
      <style:paragraph-properties fo:text-align="end" style:justify-single-word="false"/>
      <style:text-properties officeooo:paragraph-rsid="002e1fcc"/>
    </style:style>
    <style:style style:name="MP5" style:family="paragraph" style:parent-style-name="Standard">
      <style:paragraph-properties fo:text-align="end" style:justify-single-word="false"/>
      <style:text-properties fo:font-size="8pt" officeooo:paragraph-rsid="002e1fcc" style:font-size-asian="8pt" style:font-size-complex="8pt"/>
    </style:style>
    <style:style style:name="MP6" style:family="paragraph" style:parent-style-name="Standard">
      <style:text-properties officeooo:paragraph-rsid="002e1fcc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069d151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852cm" fo:margin-bottom="0.376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66cm" fo:margin-left="0cm" fo:margin-right="0cm" fo:margin-bottom="0.499cm" style:dynamic-spacing="false"/>
      </style:header-style>
      <style:footer-style>
        <style:header-footer-properties svg:height="2.247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date-style style:name="N34">
      <number:month number:style="long" number:textual="true"/>
    </number:date-style>
  </office:automatic-styles>
  <office:master-styles>
    <style:master-page style:name="Standard" style:page-layout-name="Mpm1" draw:style-name="Mdp1">
      <style:header>
        <text:p text:style-name="Header"><draw:frame draw:style-name="Mfr1" draw:name="Imagen 55" text:anchor-type="char" svg:x="-0.358cm" svg:y="-0.984cm" svg:width="6.72cm" svg:height="1.131cm" draw:z-index="3"><draw:image xlink:href="Pictures/10000000000002F20000007F241F027BA4879740.gif" xlink:type="simple" xlink:show="embed" xlink:actuate="onLoad" draw:mime-type="image/gif"/><draw:contour-polygon svg:width="748px" svg:height="118px" svg:viewBox="0 0 748 118" draw:points="0,0 0,118 748,118 748,0" draw:recreate-on-edit="false"/></draw:frame><draw:frame draw:style-name="Mfr2" draw:name="Google Shape;124;p14" text:anchor-type="char" svg:x="13.055cm" svg:y="-0.859cm" svg:width="4.076cm" svg:height="0.988cm" draw:z-index="1"><draw:image xlink:href="Pictures/10000001000001B700000071E6A4831387C6A5D3.png" xlink:type="simple" xlink:show="embed" xlink:actuate="onLoad" draw:mime-type="image/png"/></draw:frame></text:p>
      </style:header>
      <style:footer>
        <table:table table:name="Taula15" table:style-name="Taula15">
          <table:table-column table:style-name="Taula15.A"/>
          <table:table-column table:style-name="Taula15.B"/>
          <table:table-row table:style-name="Taula15.1">
            <table:table-cell table:style-name="Taula15.A1" office:value-type="string">
              <text:p text:style-name="MP1"><text:span text:style-name="MT1">Nom arxiu: </text:span><text:span text:style-name="MT1"><text:file-name text:display="name-and-extension">ED2DAM_ACT_2122_M6_UF3_Te.odt</text:file-name></text:span></text:p>
              <text:p text:style-name="MP2">Elaborat: <text:s/><text:span text:style-name="MT2">Miquel Altayó</text:span></text:p>
            </table:table-cell>
            <table:table-cell table:style-name="Taula15.A1" office:value-type="string">
              <text:p text:style-name="MP3"><text:span text:style-name="MT1">Data: </text:span><text:span text:style-name="MT1"><text:date style:data-style-name="N34" text:date-value="2022-12-06T14:58:24.053786862">desembre</text:date></text:span><text:span text:style-name="MT1"><text:s/></text:span><text:span text:style-name="MT1"><text:date style:data-style-name="N121" text:date-value="2022-12-06T14:58:24.053909447">2022</text:date></text:span></text:p>
              <text:p text:style-name="MP4"><text:span text:style-name="MT1">Pàg. </text:span><text:span text:style-name="MT1"><text:page-number text:select-page="current">2</text:page-number></text:span><text:span text:style-name="MT1"><text:s/>de </text:span><text:span text:style-name="MT1"><text:page-count style:num-format="1">2</text:page-count></text:span></text:p>
              <text:p text:style-name="MP5">Aquest document pot quedat obsolet una vegada imprès.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q </meta:initial-creator>
    <meta:creation-date>2014-09-24T09:05:51.882548463</meta:creation-date>
    <dc:date>2022-12-06T14:58:23.812730766</dc:date>
    <meta:editing-duration>PT14H59M45S</meta:editing-duration>
    <meta:editing-cycles>75</meta:editing-cycles>
    <meta:generator>LibreOffice/7.3.7.2$Linux_X86_64 LibreOffice_project/30$Build-2</meta:generator>
    <meta:document-statistic meta:table-count="2" meta:image-count="2" meta:object-count="0" meta:page-count="2" meta:paragraph-count="29" meta:word-count="338" meta:character-count="2200" meta:non-whitespace-character-count="1881"/>
  </office:meta>
</office:document-meta>
</file>